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 style:text-position="super 63.6%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 style:text-position="super 63.6%"/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P20" style:parent-style-name="ListParagraph" style:list-style-name="LFO2" style:family="paragraph"/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 style:text-position="super 63.6%"/>
    </style:style>
    <style:style style:name="P23" style:parent-style-name="ListParagraph" style:list-style-name="LFO3" style:family="paragraph"/>
    <style:style style:name="P24" style:parent-style-name="ListParagraph" style:list-style-name="LFO3" style:family="paragraph"/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4" style:family="paragraph"/>
    <style:style style:name="P28" style:parent-style-name="ListParagraph" style:list-style-name="LFO4" style:family="paragraph"/>
    <style:style style:name="P29" style:parent-style-name="ListParagraph" style:list-style-name="LFO4" style:family="paragraph"/>
    <style:style style:name="P30" style:parent-style-name="ListParagraph" style:list-style-name="LFO4" style:family="paragraph"/>
    <style:style style:name="P31" style:parent-style-name="ListParagraph" style:list-style-name="LFO4" style:family="paragraph"/>
    <style:style style:name="P32" style:parent-style-name="ListParagraph" style:list-style-name="LFO4" style:family="paragraph"/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 style:text-position="super 63.6%"/>
    </style:style>
    <style:style style:name="T35" style:parent-style-name="DefaultParagraphFont" style:family="text">
      <style:text-properties fo:font-weight="bold" style:font-weight-asian="bold"/>
    </style:style>
    <style:style style:name="P36" style:parent-style-name="ListParagraph" style:list-style-name="LFO5" style:family="paragraph"/>
    <style:style style:name="P37" style:parent-style-name="ListParagraph" style:list-style-name="LFO5" style:family="paragraph"/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 style:text-position="super 63.6%"/>
    </style:style>
    <style:style style:name="P40" style:parent-style-name="Normal" style:family="paragraph">
      <style:paragraph-properties fo:text-align="center"/>
      <style:text-properties fo:font-weight="bold" style:font-weight-asian="bold" fo:color="#FF0000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 style:text-position="super 63.6%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font-weight="bold" style:font-weight-asian="bold" style:text-position="super 63.6%"/>
    </style:style>
    <style:style style:name="T46" style:parent-style-name="DefaultParagraphFont" style:family="text">
      <style:text-properties fo:font-weight="bold" style:font-weight-asian="bold"/>
    </style:style>
    <style:style style:name="T47" style:parent-style-name="DefaultParagraphFont" style:family="text">
      <style:text-properties fo:font-weight="bold" style:font-weight-asian="bold"/>
    </style:style>
    <style:style style:name="T48" style:parent-style-name="DefaultParagraphFont" style:family="text">
      <style:text-properties fo:font-weight="bold" style:font-weight-asian="bold"/>
    </style:style>
    <style:style style:name="T49" style:parent-style-name="DefaultParagraphFont" style:family="text">
      <style:text-properties fo:font-weight="bold" style:font-weight-asian="bold" style:text-position="super 63.6%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fo:font-weight="bold" style:font-weight-asian="bold" style:text-position="super 63.6%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 style:text-position="super 63.6%"/>
    </style:style>
    <style:style style:name="P54" style:parent-style-name="Normal" style:family="paragraph">
      <style:paragraph-properties fo:text-align="center"/>
      <style:text-properties fo:font-weight="bold" style:font-weight-asian="bold" fo:color="#FF0000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 style:text-position="super 63.6%"/>
    </style:style>
    <style:style style:name="T57" style:parent-style-name="DefaultParagraphFont" style:family="text">
      <style:text-properties fo:font-weight="bold" style:font-weight-asian="bold"/>
    </style:style>
    <style:style style:name="T58" style:parent-style-name="DefaultParagraphFont" style:family="text">
      <style:text-properties fo:font-weight="bold" style:font-weight-asian="bold" style:text-position="super 63.6%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 style:text-position="super 63.6%"/>
    </style:style>
    <style:style style:name="T61" style:parent-style-name="DefaultParagraphFont" style:family="text">
      <style:text-properties fo:font-weight="bold" style:font-weight-asian="bold"/>
    </style:style>
    <style:style style:name="T62" style:parent-style-name="DefaultParagraphFont" style:family="text">
      <style:text-properties fo:font-weight="bold" style:font-weight-asian="bold" style:text-position="super 63.6%"/>
    </style:style>
    <style:style style:name="T63" style:parent-style-name="DefaultParagraphFont" style:family="text">
      <style:text-properties fo:font-weight="bold" style:font-weight-asian="bold"/>
    </style:style>
    <style:style style:name="T64" style:parent-style-name="DefaultParagraphFont" style:family="text">
      <style:text-properties fo:font-weight="bold" style:font-weight-asian="bold" style:text-position="super 63.6%"/>
    </style:style>
    <style:style style:name="P65" style:parent-style-name="Normal" style:family="paragraph">
      <style:paragraph-properties fo:text-align="center"/>
      <style:text-properties fo:font-weight="bold" style:font-weight-asian="bold" fo:color="#FF0000"/>
    </style:style>
    <style:style style:name="T66" style:parent-style-name="DefaultParagraphFont" style:family="text">
      <style:text-properties fo:font-weight="bold" style:font-weight-asian="bold"/>
    </style:style>
    <style:style style:name="T67" style:parent-style-name="DefaultParagraphFont" style:family="text">
      <style:text-properties fo:font-weight="bold" style:font-weight-asian="bold" style:text-position="super 63.6%"/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font-weight="bold" style:font-weight-asian="bold" style:text-position="super 63.6%"/>
    </style:style>
    <style:style style:name="T70" style:parent-style-name="DefaultParagraphFont" style:family="text">
      <style:text-properties fo:font-weight="bold" style:font-weight-asian="bold"/>
    </style:style>
    <style:style style:name="T71" style:parent-style-name="DefaultParagraphFont" style:family="text">
      <style:text-properties fo:font-weight="bold" style:font-weight-asian="bold" style:text-position="super 63.6%"/>
    </style:style>
    <style:style style:name="T72" style:parent-style-name="DefaultParagraphFont" style:family="text">
      <style:text-properties fo:font-weight="bold" style:font-weight-asian="bold"/>
    </style:style>
    <style:style style:name="T73" style:parent-style-name="DefaultParagraphFont" style:family="text">
      <style:text-properties fo:font-weight="bold" style:font-weight-asian="bold" style:text-position="super 63.6%"/>
    </style:style>
    <style:style style:name="P74" style:parent-style-name="Normal" style:family="paragraph">
      <style:paragraph-properties fo:text-align="center"/>
      <style:text-properties fo:font-weight="bold" style:font-weight-asian="bold" fo:color="#FF0000"/>
    </style:style>
    <style:style style:name="T75" style:parent-style-name="DefaultParagraphFont" style:family="text">
      <style:text-properties fo:font-weight="bold" style:font-weight-asian="bold"/>
    </style:style>
    <style:style style:name="T76" style:parent-style-name="DefaultParagraphFont" style:family="text">
      <style:text-properties fo:font-weight="bold" style:font-weight-asian="bold" style:text-position="super 63.6%"/>
    </style:style>
    <style:style style:name="P77" style:parent-style-name="Normal" style:family="paragraph">
      <style:text-properties fo:font-weight="bold" style:font-weight-asian="bold"/>
    </style:style>
    <style:style style:name="P78" style:parent-style-name="Normal" style:family="paragraph">
      <style:text-properties fo:font-weight="bold" style:font-weight-asian="bold"/>
    </style:style>
    <style:style style:name="P79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Log</text:p>
      <text:p text:style-name="P2"/>
      <text:p text:style-name="P3">January</text:p>
      <text:p text:style-name="Normal"><text:span text:style-name="T4">Mon 16</text:span><text:span text:style-name="T5">th</text:span><text:span text:style-name="T6"><text:s/>–<text:s/></text:span></text:p>
      <text:list text:style-name="LFO1" text:continue-numbering="true">
        <text:list-item>
          <text:p text:style-name="P7">Intro to company</text:p>
        </text:list-item>
        <text:list-item>
          <text:p text:style-name="P8">Presentations</text:p>
        </text:list-item>
        <text:list-item>
          <text:p text:style-name="P9">Set up on instance (fenway)</text:p>
        </text:list-item>
        <text:list-item>
          <text:p text:style-name="P10">Set up on emails etc.</text:p>
        </text:list-item>
      </text:list>
      <text:p text:style-name="Normal"><text:span text:style-name="T11">Tues 17</text:span><text:span text:style-name="T12">th</text:span><text:span text:style-name="T13"><text:s/></text:span></text:p>
      <text:list text:style-name="LFO2" text:continue-numbering="true">
        <text:list-item>
          <text:p text:style-name="P14">Met EPIC rep</text:p>
        </text:list-item>
        <text:list-item>
          <text:p text:style-name="P15">Watched videos/read documents on version 8 of the<text:s/>application</text:p>
        </text:list-item>
        <text:list-item>
          <text:p text:style-name="P16">Setup 7zip – zip functionality</text:p>
        </text:list-item>
        <text:list-item>
          <text:p text:style-name="P17">Setup Jive Chime – instant messaging with team</text:p>
        </text:list-item>
        <text:list-item>
          <text:p text:style-name="P18">Setup Notepad++ - text editor</text:p>
        </text:list-item>
        <text:list-item>
          <text:p text:style-name="P19">Setup fenergo test – access to test application</text:p>
        </text:list-item>
        <text:list-item>
          <text:p text:style-name="P20">Watched video on client onboarding</text:p>
        </text:list-item>
      </text:list>
      <text:p text:style-name="Normal"><text:span text:style-name="T21">Wed 18</text:span><text:span text:style-name="T22">th <text:s text:c="5"/></text:span></text:p>
      <text:list text:style-name="LFO3" text:continue-numbering="true">
        <text:list-item>
          <text:p text:style-name="P23">Watched videos on version 7.4.1 of the<text:s/>application</text:p>
        </text:list-item>
        <text:list-item>
          <text:p text:style-name="P24">Completed tutorial on 7.4.1</text:p>
        </text:list-item>
        <text:list-item>
          <text:p text:style-name="P25">Completed tutorial on version 8</text:p>
        </text:list-item>
        <text:list-item>
          <text:p text:style-name="P26">Continued tutorials of test cases from test manager on version 8</text:p>
        </text:list-item>
      </text:list>
      <text:p text:style-name="Normal">MTM test cases:<text:s/></text:p>
      <text:list text:style-name="LFO4" text:continue-numbering="true">
        <text:list-item>
          <text:p text:style-name="P27">Creating new requests</text:p>
        </text:list-item>
        <text:list-item>
          <text:p text:style-name="P28">New subscriptions (avox)</text:p>
        </text:list-item>
        <text:list-item>
          <text:p text:style-name="P29">New subscriptions (Markit KYC)</text:p>
        </text:list-item>
        <text:list-item>
          <text:p text:style-name="P30">Subscribe to both<text:s/>providers (avox &amp; KYC)</text:p>
        </text:list-item>
        <text:list-item>
          <text:p text:style-name="P31">Unsubscribe<text:s/></text:p>
        </text:list-item>
        <text:list-item>
          <text:p text:style-name="P32">View &amp; tabs</text:p>
        </text:list-item>
      </text:list>
      <text:p text:style-name="Normal"><text:span text:style-name="T33">Thurs 19</text:span><text:span text:style-name="T34">th</text:span><text:span text:style-name="T35"><text:s/></text:span></text:p>
      <text:list text:style-name="LFO5" text:continue-numbering="true">
        <text:list-item>
          <text:p text:style-name="P36">Read blogs on QA:</text:p>
        </text:list-item>
      </text:list>
      <text:p text:style-name="ListParagraph">Heuristics model, agile testing</text:p>
      <text:list text:style-name="LFO5" text:continue-numbering="true">
        <text:list-item>
          <text:p text:style-name="P37">Tested cases on MTM:<text:s/></text:p>
        </text:list-item>
      </text:list>
      <text:soft-page-break/>
      <text:p text:style-name="ListParagraph">Adding, editing, removing, updating documents.<text:s/></text:p>
      <text:p text:style-name="Normal"><text:span text:style-name="T38">Fri 20</text:span><text:span text:style-name="T39">th</text:span></text:p>
      <text:p text:style-name="Normal">Meeting with tech lead –<text:s/></text:p>
      <text:p text:style-name="Normal">Discussed Fenergo’s approach to meeting deadlines (hybrid of agile &amp; waterfall).<text:s/></text:p>
      <text:p text:style-name="Normal">5 agile streams – FT1, FT2, FT3, Middlewear (FDIM) and Platform (backend)</text:p>
      <text:p text:style-name="Normal">Teams of 10 generally.<text:s/></text:p>
      <text:p text:style-name="Normal">1 Product owner, 5 devs, 2 BA’s and 2 QA’s</text:p>
      <text:p text:style-name="Normal">Scrums</text:p>
      <text:p text:style-name="Normal">2 week sprints</text:p>
      <text:p text:style-name="Normal">Tested cases on MTM:<text:s/></text:p>
      <text:p text:style-name="Normal"/>
      <text:p text:style-name="P40">Week 2</text:p>
      <text:p text:style-name="Normal"><text:span text:style-name="T41">Mon 23</text:span><text:span text:style-name="T42">rd</text:span><text:span text:style-name="T43"><text:s/></text:span></text:p>
      <text:p text:style-name="Normal">Researched<text:s/>TFS (Microsoft Team Foundation Server) – TFS is a visual studio product used to manage agile development.</text:p>
      <text:p text:style-name="Normal"><text:span text:style-name="T44">Tuesday 24</text:span><text:span text:style-name="T45">th</text:span><text:span text:style-name="T46"><text:s/></text:span></text:p>
      <text:p text:style-name="Normal">Created new pathways on FTS for team members to log bugs etc. with more detail. Created parent and child elements for better indexing.</text:p>
      <text:p text:style-name="Normal"><text:span text:style-name="T47">W</text:span><text:span text:style-name="T48">ednesday 25</text:span><text:span text:style-name="T49">th</text:span></text:p>
      <text:p text:style-name="Normal">Attended meetings on security side of web application and general QA. Researched mind mapping services and wrote a small, informal report comparing them. Created a page on Fenergo’s portal (fenway) informing the QA’s how to reserve Oracle instances correctly.</text:p>
      <text:p text:style-name="Normal"><text:span text:style-name="T50">Thursday 26</text:span><text:span text:style-name="T51">th</text:span></text:p>
      <text:p text:style-name="Normal">Automation testing - Researched Service Orientated Architecture (SOA) and Simple Object Access Protocol (SOAP UI) in order to assist colleagues with groovy scripting.<text:s/></text:p>
      <text:p text:style-name="Normal"><text:span text:style-name="T52">Friday 27</text:span><text:span text:style-name="T53">th</text:span></text:p>
      <text:p text:style-name="Normal">Tested sections of Lexis Nexus version 7.5 application<text:s/></text:p>
      <text:p text:style-name="Normal"/>
      <text:p text:style-name="Normal"/>
      <text:p text:style-name="P54">Week 3</text:p>
      <text:p text:style-name="Normal"><text:span text:style-name="T55">Monday 30</text:span><text:span text:style-name="T56">th</text:span></text:p>
      <text:p text:style-name="Normal">Setup Hyper-V in order to create virtual machines for testing in other operating systems. Tested lexis nexis section of version 7.5 in the oracle and sql builds on IE11 microsoft 8.1 OS.</text:p>
      <text:p text:style-name="Normal"><text:s/>Did regression testing on 7.5 lexis<text:s/>nexis section on chrome windwos 10.</text:p>
      <text:p text:style-name="Normal"><text:span text:style-name="T57">Tuesday 31</text:span><text:span text:style-name="T58">st</text:span></text:p>
      <text:soft-page-break/>
      <text:p text:style-name="Normal">Allocated set of regression tests to carry out on the oracle build version 7.5. After finding the build was down I had to do exploratory testing on the SQL build on 7.5. I found errors in the lexis nexus screening.<text:s/></text:p>
      <text:p text:style-name="Normal"/>
      <text:p text:style-name="Normal"><text:span text:style-name="T59">Wednesday 1</text:span><text:span text:style-name="T60">st</text:span></text:p>
      <text:p text:style-name="Normal">Regression tests carried out on oracle build version 7.5.<text:s/></text:p>
      <text:p text:style-name="Normal">Watched videos on data driven frameworks in selenium.<text:s/></text:p>
      <text:p text:style-name="Normal"><text:span text:style-name="T61">Thursday 2</text:span><text:span text:style-name="T62">nd</text:span></text:p>
      <text:p text:style-name="Normal">Regression tests specifically on FDIM version 7.5.</text:p>
      <text:p text:style-name="Normal">Attempted to fix automated scripts from SOAP UI that<text:s/>were broken due to a merge but did not complete the task as I was advised this is a matter for the devs.</text:p>
      <text:p text:style-name="Normal"><text:span text:style-name="T63">Friday 3</text:span><text:span text:style-name="T64">rd</text:span></text:p>
      <text:p text:style-name="P65">Week 4</text:p>
      <text:p text:style-name="Normal"><text:span text:style-name="T66">Monday 6</text:span><text:span text:style-name="T67">th</text:span></text:p>
      <text:p text:style-name="Normal">Regression testing on 7.5 for middlewear team (middlewear team handle external data aka FDIM)<text:s/></text:p>
      <text:p text:style-name="Normal"><text:span text:style-name="T68">Tues 7</text:span><text:span text:style-name="T69">th</text:span></text:p>
      <text:p text:style-name="Normal">Training</text:p>
      <text:p text:style-name="Normal"><text:span text:style-name="T70">Wednesday 8</text:span><text:span text:style-name="T71">th</text:span></text:p>
      <text:p text:style-name="Normal">Training</text:p>
      <text:p text:style-name="Normal"><text:span text:style-name="T72">Thurs 9</text:span><text:span text:style-name="T73">th</text:span></text:p>
      <text:p text:style-name="Normal">Training</text:p>
      <text:p text:style-name="Normal"/>
      <text:p text:style-name="Normal"/>
      <text:p text:style-name="P74">Week 5</text:p>
      <text:p text:style-name="Normal"/>
      <text:p text:style-name="Normal"><text:span text:style-name="T75">Monday 13</text:span><text:span text:style-name="T76">th</text:span></text:p>
      <text:p text:style-name="Normal">Attending daily standups with middle wear team sprint for lexis nexis release for version 7.5.</text:p>
      <text:p text:style-name="Normal">Retested failed bugs that I logged last week. Tests still failed.</text:p>
      <text:p text:style-name="Normal"/>
      <text:p text:style-name="Normal"/>
      <text:p text:style-name="Normal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rry Lougheed</meta:initial-creator>
    <dc:creator>Barry Lougheed</dc:creator>
    <meta:creation-date>2017-01-18T14:00:00Z</meta:creation-date>
    <dc:date>2017-02-13T14:06:00Z</dc:date>
    <meta:template xlink:href="Normal" xlink:type="simple"/>
    <meta:editing-cycles>34</meta:editing-cycles>
    <meta:editing-duration>PT37800S</meta:editing-duration>
    <meta:document-statistic meta:page-count="3" meta:paragraph-count="6" meta:word-count="479" meta:character-count="3206" meta:row-count="22" meta:non-whitespace-character-count="2733"/>
  </office:meta>
</office:document-meta>
</file>